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" style:family="table-cell" style:parent-style-name="Default">
      <style:text-properties fo:font-size="10.5pt" style:font-size-asian="10.5pt" style:font-size-complex="10.5pt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table:number-columns-repeated="2"/>
          <table:table-cell>
            <draw:frame table:end-cell-address="Hoja1.E21" table:end-x="1.98cm" table:end-y="0.347cm" draw:z-index="0" draw:style-name="gr1" svg:width="0.015cm" svg:height="9.301cm" svg:x="1.965cm" svg:y="0.407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string">
            <text:p>Alaro</text:p>
          </table:table-cell>
          <table:table-cell office:value-type="float" office:value="96">
            <text:p>96</text:p>
          </table:table-cell>
          <table:table-cell table:number-columns-repeated="12"/>
        </table:table-row>
        <table:table-row table:style-name="ro1">
          <table:table-cell office:value-type="string">
            <text:p>Alcudia</text:p>
          </table:table-cell>
          <table:table-cell office:value-type="float" office:value="645">
            <text:p>645</text:p>
          </table:table-cell>
          <table:table-cell table:number-columns-repeated="2"/>
          <table:table-cell>
            <draw:frame table:end-cell-address="Hoja1.L23" table:end-x="1.227cm" table:end-y="0.126cm" draw:z-index="1" draw:style-name="gr1" svg:width="16.002cm" svg:height="9.328cm" svg:x="1.032cm" svg:y="0.16cm">
              <draw:object draw:notify-on-update-of-ranges="Hoja1.D70:Hoja1.D70 Hoja1.D71:Hoja1.D74 Hoja1.E70:Hoja1.E70 Hoja1.E71:Hoja1.E7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 table:style-name="ce1" office:value-type="string">
            <text:p>ANTONIA MOLINET ROMERO</text:p>
          </table:table-cell>
        </table:table-row>
        <table:table-row table:style-name="ro2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table:number-columns-repeated="11"/>
          <table:table-cell table:style-name="ce1" office:value-type="string">
            <text:p>DNI 43062092</text:p>
          </table:table-cell>
        </table:table-row>
        <table:table-row table:style-name="ro1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table:number-columns-repeated="12"/>
        </table:table-row>
        <table:table-row table:style-name="ro1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table:number-columns-repeated="12"/>
        </table:table-row>
        <table:table-row table:style-name="ro1">
          <table:table-cell office:value-type="string">
            <text:p>Arta</text:p>
          </table:table-cell>
          <table:table-cell office:value-type="float" office:value="248">
            <text:p>248</text:p>
          </table:table-cell>
          <table:table-cell table:number-columns-repeated="12"/>
        </table:table-row>
        <table:table-row table:style-name="ro1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table:number-columns-repeated="12"/>
        </table:table-row>
        <table:table-row table:style-name="ro1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table:number-columns-repeated="12"/>
        </table:table-row>
        <table:table-row table:style-name="ro1">
          <table:table-cell office:value-type="string">
            <text:p>Buger</text:p>
          </table:table-cell>
          <table:table-cell office:value-type="float" office:value="25">
            <text:p>25</text:p>
          </table:table-cell>
          <table:table-cell table:number-columns-repeated="12"/>
        </table:table-row>
        <table:table-row table:style-name="ro1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table:number-columns-repeated="12"/>
        </table:table-row>
        <table:table-row table:style-name="ro2">
          <table:table-cell table:style-name="Default" office:value-type="string">
            <text:p>Calvia</text:p>
          </table:table-cell>
          <table:table-cell office:value-type="float" office:value="2080">
            <text:p>2080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Campanet</text:p>
          </table:table-cell>
          <table:table-cell office:value-type="float" office:value="49">
            <text:p>49</text:p>
          </table:table-cell>
          <table:table-cell table:number-columns-repeated="12"/>
        </table:table-row>
        <table:table-row table:style-name="ro2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table:number-columns-repeated="12"/>
        </table:table-row>
        <table:table-row table:style-name="ro1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table:number-columns-repeated="12"/>
        </table:table-row>
        <table:table-row table:style-name="ro1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table:number-columns-repeated="12"/>
        </table:table-row>
        <table:table-row table:style-name="ro1">
          <table:table-cell office:value-type="string">
            <text:p>Ciutadella</text:p>
          </table:table-cell>
          <table:table-cell office:value-type="float" office:value="1065">
            <text:p>1065</text:p>
          </table:table-cell>
          <table:table-cell table:number-columns-repeated="12"/>
        </table:table-row>
        <table:table-row table:style-name="ro1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table:number-columns-repeated="12"/>
        </table:table-row>
        <table:table-row table:style-name="ro1">
          <table:table-cell office:value-type="string">
            <text:p>Costix</text:p>
          </table:table-cell>
          <table:table-cell office:value-type="float" office:value="27">
            <text:p>27</text:p>
          </table:table-cell>
          <table:table-cell table:number-columns-repeated="12"/>
        </table:table-row>
        <table:table-row table:style-name="ro1">
          <table:table-cell office:value-type="string">
            <text:p>Deia</text:p>
          </table:table-cell>
          <table:table-cell office:value-type="float" office:value="35">
            <text:p>35</text:p>
          </table:table-cell>
          <table:table-cell table:number-columns-repeated="12"/>
        </table:table-row>
        <table:table-row table:style-name="ro1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table:number-columns-repeated="12"/>
        </table:table-row>
        <table:table-row table:style-name="ro1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table:number-columns-repeated="12"/>
        </table:table-row>
        <table:table-row table:style-name="ro1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table:number-columns-repeated="12"/>
        </table:table-row>
        <table:table-row table:style-name="ro1">
          <table:table-cell office:value-type="string">
            <text:p>Estellenc</text:p>
          </table:table-cell>
          <table:table-cell office:value-type="float" office:value="12">
            <text:p>12</text:p>
          </table:table-cell>
          <table:table-cell table:number-columns-repeated="12"/>
        </table:table-row>
        <table:table-row table:style-name="ro1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table:number-columns-repeated="12"/>
        </table:table-row>
        <table:table-row table:style-name="ro1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table:number-columns-repeated="12"/>
        </table:table-row>
        <table:table-row table:style-name="ro1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table:number-columns-repeated="12"/>
        </table:table-row>
        <table:table-row table:style-name="ro1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table:number-columns-repeated="12"/>
        </table:table-row>
        <table:table-row table:style-name="ro2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table:number-columns-repeated="12"/>
        </table:table-row>
        <table:table-row table:style-name="ro1">
          <table:table-cell office:value-type="string">
            <text:p>Lloret</text:p>
          </table:table-cell>
          <table:table-cell office:value-type="float" office:value="26">
            <text:p>26</text:p>
          </table:table-cell>
          <table:table-cell table:number-columns-repeated="12"/>
        </table:table-row>
        <table:table-row table:style-name="ro2">
          <table:table-cell office:value-type="string">
            <text:p>Loseta</text:p>
          </table:table-cell>
          <table:table-cell office:value-type="float" office:value="116">
            <text:p>116</text:p>
          </table:table-cell>
          <table:table-cell table:number-columns-repeated="12"/>
        </table:table-row>
        <table:table-row table:style-name="ro1">
          <table:table-cell office:value-type="string">
            <text:p>Llubi</text:p>
          </table:table-cell>
          <table:table-cell office:value-type="float" office:value="64">
            <text:p>64</text:p>
          </table:table-cell>
          <table:table-cell table:number-columns-repeated="12"/>
        </table:table-row>
        <table:table-row table:style-name="ro1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table:number-columns-repeated="12"/>
        </table:table-row>
        <table:table-row table:style-name="ro1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table:number-columns-repeated="12"/>
        </table:table-row>
        <table:table-row table:style-name="ro1">
          <table:table-cell office:value-type="string">
            <text:p>Mancor</text:p>
          </table:table-cell>
          <table:table-cell office:value-type="float" office:value="20">
            <text:p>20</text:p>
          </table:table-cell>
          <table:table-cell table:number-columns-repeated="12"/>
        </table:table-row>
        <table:table-row table:style-name="ro1">
          <table:table-cell office:value-type="string">
            <text:p>Mao</text:p>
          </table:table-cell>
          <table:table-cell office:value-type="float" office:value="1315">
            <text:p>1315</text:p>
          </table:table-cell>
          <table:table-cell table:number-columns-repeated="12"/>
        </table:table-row>
        <table:table-row table:style-name="ro2">
          <table:table-cell office:value-type="string">
            <text:p>María</text:p>
          </table:table-cell>
          <table:table-cell office:value-type="float" office:value="53">
            <text:p>53</text:p>
          </table:table-cell>
          <table:table-cell table:number-columns-repeated="12"/>
        </table:table-row>
        <table:table-row table:style-name="ro1">
          <table:table-cell office:value-type="string">
            <text:p>Marratxi</text:p>
          </table:table-cell>
          <table:table-cell office:value-type="float" office:value="898">
            <text:p>898</text:p>
          </table:table-cell>
          <table:table-cell table:number-columns-repeated="12"/>
        </table:table-row>
        <table:table-row table:style-name="ro1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table:number-columns-repeated="12"/>
        </table:table-row>
        <table:table-row table:style-name="ro1">
          <table:table-cell office:value-type="string">
            <text:p>Migjorn Gran</text:p>
          </table:table-cell>
          <table:table-cell office:value-type="float" office:value="37">
            <text:p>37</text:p>
          </table:table-cell>
          <table:table-cell table:number-columns-repeated="12"/>
        </table:table-row>
        <table:table-row table:style-name="ro1">
          <table:table-cell office:value-type="string">
            <text:p>Montuiri</text:p>
          </table:table-cell>
          <table:table-cell office:value-type="float" office:value="73">
            <text:p>73</text:p>
          </table:table-cell>
          <table:table-cell/>
          <table:table-cell>
            <draw:frame table:end-cell-address="Hoja1.K61" table:end-x="2.157cm" table:end-y="0.242cm" draw:z-index="2" draw:style-name="gr1" svg:width="15.999cm" svg:height="9.303cm" svg:x="1.965cm" svg:y="0.302cm">
              <draw:object draw:notify-on-update-of-ranges="Hoja1.D70:Hoja1.D70 Hoja1.D71:Hoja1.D74 Hoja1.E70:Hoja1.E70 Hoja1.E71:Hoja1.E7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table:number-columns-repeated="12"/>
        </table:table-row>
        <table:table-row table:style-name="ro2">
          <table:table-cell office:value-type="string">
            <text:p>Palma</text:p>
          </table:table-cell>
          <table:table-cell office:value-type="float" office:value="14541">
            <text:p>14541</text:p>
          </table:table-cell>
          <table:table-cell table:number-columns-repeated="12"/>
        </table:table-row>
        <table:table-row table:style-name="ro2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table:number-columns-repeated="12"/>
        </table:table-row>
        <table:table-row table:style-name="ro1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table:number-columns-repeated="12"/>
        </table:table-row>
        <table:table-row table:style-name="ro1">
          <table:table-cell office:value-type="string">
            <text:p>Pollensa</text:p>
          </table:table-cell>
          <table:table-cell office:value-type="float" office:value="658">
            <text:p>658</text:p>
          </table:table-cell>
          <table:table-cell table:number-columns-repeated="12"/>
        </table:table-row>
        <table:table-row table:style-name="ro1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table:number-columns-repeated="12"/>
        </table:table-row>
        <table:table-row table:style-name="ro1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table:number-columns-repeated="12"/>
        </table:table-row>
        <table:table-row table:style-name="ro1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table:number-columns-repeated="12"/>
        </table:table-row>
        <table:table-row table:style-name="ro1">
          <table:table-cell office:value-type="string">
            <text:p>Sant Antoni</text:p>
          </table:table-cell>
          <table:table-cell office:value-type="float" office:value="673">
            <text:p>673</text:p>
          </table:table-cell>
          <table:table-cell table:number-columns-repeated="12"/>
        </table:table-row>
        <table:table-row table:style-name="ro1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table:number-columns-repeated="12"/>
        </table:table-row>
        <table:table-row table:style-name="ro1">
          <table:table-cell office:value-type="string">
            <text:p>Sant Joan L.</text:p>
          </table:table-cell>
          <table:table-cell office:value-type="float" office:value="150">
            <text:p>150</text:p>
          </table:table-cell>
          <table:table-cell table:number-columns-repeated="12"/>
        </table:table-row>
        <table:table-row table:style-name="ro1">
          <table:table-cell office:value-type="string">
            <text:p>Sant Josep</text:p>
          </table:table-cell>
          <table:table-cell office:value-type="float" office:value="710">
            <text:p>710</text:p>
          </table:table-cell>
          <table:table-cell table:number-columns-repeated="12"/>
        </table:table-row>
        <table:table-row table:style-name="ro1">
          <table:table-cell office:value-type="string">
            <text:p>Sant Llorenç</text:p>
          </table:table-cell>
          <table:table-cell office:value-type="float" office:value="190">
            <text:p>190</text:p>
          </table:table-cell>
          <table:table-cell table:number-columns-repeated="12"/>
        </table:table-row>
        <table:table-row table:style-name="ro1">
          <table:table-cell office:value-type="string">
            <text:p>Sant Lluis</text:p>
          </table:table-cell>
          <table:table-cell office:value-type="float" office:value="199">
            <text:p>199</text:p>
          </table:table-cell>
          <table:table-cell table:number-columns-repeated="12"/>
        </table:table-row>
        <table:table-row table:style-name="ro1">
          <table:table-cell office:value-type="string">
            <text:p>Sta Eugenia</text:p>
          </table:table-cell>
          <table:table-cell office:value-type="float" office:value="32">
            <text:p>32</text:p>
          </table:table-cell>
          <table:table-cell table:number-columns-repeated="12"/>
        </table:table-row>
        <table:table-row table:style-name="ro1">
          <table:table-cell office:value-type="string">
            <text:p>Sta Eulalia</text:p>
          </table:table-cell>
          <table:table-cell table:style-name="ce3" office:value-type="float" office:value="1187">
            <text:p>1187</text:p>
          </table:table-cell>
          <table:table-cell table:number-columns-repeated="12"/>
        </table:table-row>
        <table:table-row table:style-name="ro1">
          <table:table-cell office:value-type="string">
            <text:p>Sta Margalida</text:p>
          </table:table-cell>
          <table:table-cell office:value-type="float" office:value="380">
            <text:p>380</text:p>
          </table:table-cell>
          <table:table-cell table:number-columns-repeated="12"/>
        </table:table-row>
        <table:table-row table:style-name="ro1">
          <table:table-cell office:value-type="string">
            <text:p>Sta Maria</text:p>
          </table:table-cell>
          <table:table-cell office:value-type="float" office:value="200">
            <text:p>200</text:p>
          </table:table-cell>
          <table:table-cell table:number-columns-repeated="12"/>
        </table:table-row>
        <table:table-row table:style-name="ro3">
          <table:table-cell office:value-type="string">
            <text:p>Santanyi</text:p>
          </table:table-cell>
          <table:table-cell office:value-type="float" office:value="523">
            <text:p>523</text:p>
          </table:table-cell>
          <table:table-cell/>
          <table:table-cell table:style-name="ce5"/>
          <table:table-cell table:number-columns-repeated="10"/>
        </table:table-row>
        <table:table-row table:style-name="ro2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table:number-columns-repeated="12"/>
        </table:table-row>
        <table:table-row table:style-name="ro1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table:number-columns-repeated="12"/>
        </table:table-row>
        <table:table-row table:style-name="ro1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table:number-columns-repeated="12"/>
        </table:table-row>
        <table:table-row table:style-name="ro1">
          <table:table-cell office:value-type="string">
            <text:p>Soller</text:p>
          </table:table-cell>
          <table:table-cell office:value-type="float" office:value="447">
            <text:p>447</text:p>
          </table:table-cell>
          <table:table-cell table:number-columns-repeated="12"/>
        </table:table-row>
        <table:table-row table:style-name="ro1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table:number-columns-repeated="12"/>
        </table:table-row>
        <table:table-row table:style-name="ro1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table:number-columns-repeated="12"/>
        </table:table-row>
        <table:table-row table:style-name="ro1">
          <table:table-cell office:value-type="string">
            <text:p>Villafranca</text:p>
          </table:table-cell>
          <table:table-cell table:style-name="ce4" office:value-type="float" office:value="70">
            <text:p>70</text:p>
          </table:table-cell>
          <table:table-cell table:number-columns-repeated="2"/>
          <table:table-cell table:style-name="ce1"/>
          <table:table-cell table:number-columns-repeated="9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>
            <text:p>MEDIANA</text:p>
          </table:table-cell>
          <table:table-cell table:formula="of:=MEDIAN([.B1:.B67])" office:value-type="float" office:value="164">
            <text:p>164</text:p>
          </table:table-cell>
          <table:table-cell/>
          <table:table-cell table:style-name="ce1" office:value-type="string">
            <text:p>INTERVAL</text:p>
          </table:table-cell>
          <table:table-cell table:style-name="ce1" office:value-type="string">
            <text:p>MARCAS</text:p>
          </table:table-cell>
          <table:table-cell table:style-name="ce1" office:value-type="string">
            <text:p>FABSOLUTA</text:p>
          </table:table-cell>
          <table:table-cell table:style-name="ce1" office:value-type="string">
            <text:p>F RELATIVA</text:p>
          </table:table-cell>
          <table:table-cell table:style-name="ce1" office:value-type="string">
            <text:p>PORCENT</text:p>
          </table:table-cell>
          <table:table-cell table:style-name="ce1" office:value-type="string">
            <text:p>F. A. ACUM</text:p>
          </table:table-cell>
          <table:table-cell table:style-name="ce1" office:value-type="string">
            <text:p>F.A REL</text:p>
          </table:table-cell>
          <table:table-cell table:style-name="ce1" office:value-type="string">
            <text:p>P. ACUM</text:p>
          </table:table-cell>
          <table:table-cell table:number-columns-repeated="3"/>
        </table:table-row>
        <table:table-row table:style-name="ro2">
          <table:table-cell office:value-type="string">
            <text:p>MODA</text:p>
          </table:table-cell>
          <table:table-cell table:formula="of:=MODE([.B1:.B67])" office:value-type="float" office:value="116">
            <text:p>116</text:p>
          </table:table-cell>
          <table:table-cell/>
          <table:table-cell office:value-type="float" office:value="-50">
            <text:p>-50</text:p>
          </table:table-cell>
          <table:table-cell table:formula="of:=(25+50)/2" office:value-type="float" office:value="37.5">
            <text:p>37,5</text:p>
          </table:table-cell>
          <table:table-cell office:value-type="float" office:value="16">
            <text:p>16</text:p>
          </table:table-cell>
          <table:table-cell table:formula="of:=[.F70]/[.$F75]" office:value-type="float" office:value="0.238805970149254">
            <text:p>0,2388059701</text:p>
          </table:table-cell>
          <table:table-cell table:formula="of:=[.G70]*100" office:value-type="float" office:value="23.8805970149254">
            <text:p>23,8805970149</text:p>
          </table:table-cell>
          <table:table-cell table:formula="of:=[.F70]" office:value-type="float" office:value="16">
            <text:p>16</text:p>
          </table:table-cell>
          <table:table-cell table:formula="of:=[.I70]/[.$F75]" office:value-type="float" office:value="0.238805970149254">
            <text:p>0,2388059701</text:p>
          </table:table-cell>
          <table:table-cell table:formula="of:=[.J70]*100" office:value-type="float" office:value="23.8805970149254">
            <text:p>23,8805970149</text:p>
          </table:table-cell>
          <table:table-cell table:number-columns-repeated="3"/>
        </table:table-row>
        <table:table-row table:style-name="ro2">
          <table:table-cell office:value-type="string">
            <text:p>PROMEDIO</text:p>
          </table:table-cell>
          <table:table-cell table:formula="of:=AVERAGE([.B1:.B67])" office:value-type="float" office:value="566.134328358209">
            <text:p>566,1343283582</text:p>
          </table:table-cell>
          <table:table-cell/>
          <table:table-cell office:value-type="string">
            <text:p>(50-250)</text:p>
          </table:table-cell>
          <table:table-cell table:formula="of:=(50+250)/2" office:value-type="float" office:value="150">
            <text:p>150</text:p>
          </table:table-cell>
          <table:table-cell office:value-type="float" office:value="25">
            <text:p>25</text:p>
          </table:table-cell>
          <table:table-cell table:formula="of:=[.F71]/[.$F75]" office:value-type="float" office:value="0.373134328358209">
            <text:p>0,3731343284</text:p>
          </table:table-cell>
          <table:table-cell table:formula="of:=[.G71]*100" office:value-type="float" office:value="37.3134328358209">
            <text:p>37,3134328358</text:p>
          </table:table-cell>
          <table:table-cell table:formula="of:=[.I70]+[.F71]" office:value-type="float" office:value="41">
            <text:p>41</text:p>
          </table:table-cell>
          <table:table-cell table:formula="of:=[.I71]/[.$F75]" office:value-type="float" office:value="0.611940298507463">
            <text:p>0,6119402985</text:p>
          </table:table-cell>
          <table:table-cell table:formula="of:=[.J71]*100" office:value-type="float" office:value="61.1940298507463">
            <text:p>61,1940298507</text:p>
          </table:table-cell>
          <table:table-cell table:number-columns-repeated="3"/>
        </table:table-row>
        <table:table-row table:style-name="ro2">
          <table:table-cell office:value-type="string">
            <text:p>1ª QUARTIL</text:p>
          </table:table-cell>
          <table:table-cell table:formula="of:=QUARTILE([.B1:.B67];1)" office:value-type="float" office:value="58.5">
            <text:p>58,5</text:p>
          </table:table-cell>
          <table:table-cell/>
          <table:table-cell office:value-type="string">
            <text:p>(250-750)</text:p>
          </table:table-cell>
          <table:table-cell table:formula="of:=(250+750)/2" office:value-type="float" office:value="500">
            <text:p>500</text:p>
          </table:table-cell>
          <table:table-cell office:value-type="float" office:value="16">
            <text:p>16</text:p>
          </table:table-cell>
          <table:table-cell table:formula="of:=[.F72]/[.F75]" office:value-type="float" office:value="0.238805970149254">
            <text:p>0,2388059701</text:p>
          </table:table-cell>
          <table:table-cell table:formula="of:=[.G72]*100" office:value-type="float" office:value="23.8805970149254">
            <text:p>23,8805970149</text:p>
          </table:table-cell>
          <table:table-cell table:formula="of:=[.I71]+[.F72]" office:value-type="float" office:value="57">
            <text:p>57</text:p>
          </table:table-cell>
          <table:table-cell table:formula="of:=[.I72]/[.$F75]" office:value-type="float" office:value="0.850746268656716">
            <text:p>0,8507462687</text:p>
          </table:table-cell>
          <table:table-cell table:formula="of:=[.J72]*100" office:value-type="float" office:value="85.0746268656716">
            <text:p>85,0746268657</text:p>
          </table:table-cell>
          <table:table-cell table:number-columns-repeated="3"/>
        </table:table-row>
        <table:table-row table:style-name="ro2">
          <table:table-cell office:value-type="string">
            <text:p>3ª QUARTIL <text:s/></text:p>
          </table:table-cell>
          <table:table-cell table:formula="of:=QUARTILE([.B1:.B67];3)" office:value-type="float" office:value="450">
            <text:p>450</text:p>
          </table:table-cell>
          <table:table-cell/>
          <table:table-cell office:value-type="string">
            <text:p>(750-1000)</text:p>
          </table:table-cell>
          <table:table-cell table:formula="of:=(750+1000)/2" office:value-type="float" office:value="875">
            <text:p>875</text:p>
          </table:table-cell>
          <table:table-cell office:value-type="float" office:value="3">
            <text:p>3</text:p>
          </table:table-cell>
          <table:table-cell table:formula="of:=[.F73]/[.$F75]" office:value-type="float" office:value="0.0447761194029851">
            <text:p>0,0447761194</text:p>
          </table:table-cell>
          <table:table-cell table:formula="of:=[.G73]*100" office:value-type="float" office:value="4.47761194029851">
            <text:p>4,4776119403</text:p>
          </table:table-cell>
          <table:table-cell table:formula="of:=[.I72]+[.F73]" office:value-type="float" office:value="60">
            <text:p>60</text:p>
          </table:table-cell>
          <table:table-cell table:formula="of:=[.I73]/[.$F75]" office:value-type="float" office:value="0.895522388059701">
            <text:p>0,8955223881</text:p>
          </table:table-cell>
          <table:table-cell table:formula="of:=[.J73]*100" office:value-type="float" office:value="89.5522388059701">
            <text:p>89,552238806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office:value-type="float" office:value="1000">
            <text:p>1000</text:p>
          </table:table-cell>
          <table:table-cell table:formula="of:=(1000+2000)/2" office:value-type="float" office:value="1500">
            <text:p>1500</text:p>
          </table:table-cell>
          <table:table-cell office:value-type="float" office:value="7">
            <text:p>7</text:p>
          </table:table-cell>
          <table:table-cell table:formula="of:=[.F74]/[.$F75]" office:value-type="float" office:value="0.104477611940299">
            <text:p>0,1044776119</text:p>
          </table:table-cell>
          <table:table-cell table:formula="of:=[.G74]*100" office:value-type="float" office:value="10.4477611940299">
            <text:p>10,447761194</text:p>
          </table:table-cell>
          <table:table-cell table:formula="of:=[.I73]+[.F74]" office:value-type="float" office:value="67">
            <text:p>67</text:p>
          </table:table-cell>
          <table:table-cell table:formula="of:=[.I74]/[.$F75]" office:value-type="float" office:value="1">
            <text:p>1</text:p>
          </table:table-cell>
          <table:table-cell table:formula="of:=[.J74]*100" office:value-type="float" office:value="100">
            <text:p>100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office:value-type="string">
            <text:p>TOTAL</text:p>
          </table:table-cell>
          <table:table-cell/>
          <table:table-cell office:value-type="float" office:value="67">
            <text:p>67</text:p>
          </table:table-cell>
          <table:table-cell table:formula="of:=SUM([.G70:.G74])" office:value-type="float" office:value="1">
            <text:p>1</text:p>
          </table:table-cell>
          <table:table-cell table:formula="of:=SUM([.H70:.H74])" office:value-type="float" office:value="100">
            <text:p>100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>
            <text:p>MEDIANA</text:p>
          </table:table-cell>
          <table:table-cell table:formula="of:=50+((0.5*[.I74]-[.I70])/[.F71])*(250-50)" office:value-type="float" office:value="190">
            <text:p>190</text:p>
          </table:table-cell>
          <table:table-cell table:number-columns-repeated="12"/>
        </table:table-row>
        <table:table-row table:style-name="ro2">
          <table:table-cell office:value-type="string">
            <text:p>MODA</text:p>
          </table:table-cell>
          <table:table-cell table:formula="of:=(50+250)/2" office:value-type="float" office:value="150">
            <text:p>150</text:p>
          </table:table-cell>
          <table:table-cell table:number-columns-repeated="12"/>
        </table:table-row>
        <table:table-row table:style-name="ro2">
          <table:table-cell office:value-type="string">
            <text:p>PROMEDIO</text:p>
          </table:table-cell>
          <table:table-cell table:formula="of:=SUMPRODUCT([.E68:.E72];[.F70:.F74])/SUM([.F70:.F74])" office:value-type="float" office:value="67.910447761194">
            <text:p>67,9104477612</text:p>
          </table:table-cell>
          <table:table-cell table:number-columns-repeated="12"/>
        </table:table-row>
        <table:table-row table:style-name="ro2">
          <table:table-cell office:value-type="string">
            <text:p>1º CUARTIL</text:p>
          </table:table-cell>
          <table:table-cell table:formula="of:=50+((0.25*[.I74]-[.I70])/[.F71])*(250-50)" office:value-type="float" office:value="56">
            <text:p>56</text:p>
          </table:table-cell>
          <table:table-cell table:number-columns-repeated="12"/>
        </table:table-row>
        <table:table-row table:style-name="ro2">
          <table:table-cell office:value-type="string">
            <text:p>3ª QUARTIL <text:s/></text:p>
          </table:table-cell>
          <table:table-cell table:formula="of:=250+((0.75*[.I73]-[.I71])/[.F73])*(750-250)" office:value-type="float" office:value="916.666666666667">
            <text:p>916,6666666667</text:p>
          </table:table-cell>
          <table:table-cell table:number-columns-repeated="12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_FILAS" table:base-cell-address="$Hoja1.$B$67" table:cell-range-address="$Hoja1.$B$6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9">19/03/2011</text:date>, <text:time>19:37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e felix garcia</meta:initial-creator>
    <meta:creation-date>2011-03-16T15:15:17.60</meta:creation-date>
    <dc:date>2011-03-19T19:37:34.19</dc:date>
    <dc:creator>jose felix garcia</dc:creator>
    <meta:editing-duration>PT6H58M20S</meta:editing-duration>
    <meta:editing-cycles>16</meta:editing-cycles>
    <meta:generator>OpenOffice.org/3.3$Win32 OpenOffice.org_project/330m20$Build-9567</meta:generator>
    <meta:document-statistic meta:table-count="3" meta:cell-count="2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329cm" xlink:href=".." xlink:type="simple" chart:class="chart:bar" chart:style-name="ch1">
        <chart:title svg:x="4.253cm" svg:y="0.322cm" chart:style-name="ch2">
          <text:p>EMPRESAS EN REGIMEN GENERAL</text:p>
        </chart:title>
        <chart:legend chart:legend-position="end" svg:x="14.533cm" svg:y="4.356cm" chart:style-name="ch3"/>
        <chart:plot-area chart:style-name="ch4" table:cell-range-address="Hoja1.D70:Hoja1.E74" chart:data-source-has-labels="both" svg:x="1.358cm" svg:y="1.659cm" svg:width="12.535cm" svg:height="6.476cm">
          <chartooo:coordinate-region svg:x="2.35cm" svg:y="1.871cm" svg:width="11.543cm" svg:height="5.591cm"/>
          <chart:axis chart:dimension="x" chart:name="primary-x" chart:style-name="ch5">
            <chart:title svg:x="5.967cm" svg:y="8.322cm" chart:style-name="ch6">
              <text:p>NUMERO EMPRESAS</text:p>
            </chart:title>
            <chart:categories table:cell-range-address="Hoja1.D71:Hoja1.D74"/>
          </chart:axis>
          <chart:axis chart:dimension="y" chart:name="primary-y" chart:style-name="ch7">
            <chart:title svg:x="0.451cm" svg:y="5.933cm" chart:style-name="ch8">
              <text:p>INTERVALOS</text:p>
            </chart:title>
            <chart:grid chart:style-name="ch9" chart:class="major"/>
          </chart:axis>
          <chart:series chart:style-name="ch10" chart:values-cell-range-address="Hoja1.E71:Hoja1.E74" chart:label-cell-address="Hoja1.E70:Hoja1.E7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7,5</text:p>
                <draw:g>
                  <svg:desc>Hoja1.E70:Hoja1.E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50-250)</text:p>
                <draw:g>
                  <svg:desc>Hoja1.D71:Hoja1.D74</svg:desc>
                </draw:g>
              </table:table-cell>
              <table:table-cell office:value-type="float" office:value="150">
                <text:p>150</text:p>
                <draw:g>
                  <svg:desc>Hoja1.E71:Hoja1.E74</svg:desc>
                </draw:g>
              </table:table-cell>
            </table:table-row>
            <table:table-row>
              <table:table-cell office:value-type="string">
                <text:p>(250-750)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(750-1000)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0.016cm" svg:height="9.667cm" xlink:href=".." xlink:type="simple" chart:class="chart:circle" chart:style-name="ch1">
        <chart:plot-area chart:style-name="ch2" svg:x="0cm" svg:y="0.714cm" svg:width="0.016cm" svg:height="8.76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0cm" svg:y="5.089cm" svg:width="0.016cm" svg:height="0.009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304cm" xlink:href=".." xlink:type="simple" chart:class="chart:circle" chart:style-name="ch1">
        <chart:title svg:x="2.757cm" svg:y="0.322cm" chart:style-name="ch2">
          <text:p>NUMEROS DE EMPRESAS EN REGIMEN GENERAL</text:p>
        </chart:title>
        <chart:legend chart:legend-position="end" svg:x="13.577cm" svg:y="3.63cm" chart:style-name="ch3"/>
        <chart:plot-area chart:style-name="ch4" table:cell-range-address="Hoja1.D70:Hoja1.E74" chart:data-source-has-labels="both" svg:x="0.32cm" svg:y="1.473cm" svg:width="12.937cm" svg:height="7.645cm">
          <chartooo:coordinate-region svg:x="2.966cm" svg:y="1.474cm" svg:width="7.644cm" svg:height="7.644cm"/>
          <chart:axis chart:dimension="x" chart:name="primary-x" chart:style-name="ch5">
            <chart:categories table:cell-range-address="Hoja1.D71:Hoja1.D7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E71:Hoja1.E74" chart:label-cell-address="Hoja1.E70:Hoja1.E70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7,5</text:p>
                <draw:g>
                  <svg:desc>Hoja1.E70:Hoja1.E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50-250)</text:p>
                <draw:g>
                  <svg:desc>Hoja1.D71:Hoja1.D74</svg:desc>
                </draw:g>
              </table:table-cell>
              <table:table-cell office:value-type="float" office:value="150">
                <text:p>150</text:p>
                <draw:g>
                  <svg:desc>Hoja1.E71:Hoja1.E74</svg:desc>
                </draw:g>
              </table:table-cell>
            </table:table-row>
            <table:table-row>
              <table:table-cell office:value-type="string">
                <text:p>(250-750)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(750-1000)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